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automatic-styles>
    <style:style style:family="table-cell" style:name="ce1" style:display-name="ce1">
      <style:paragraph-properties fo:text-align="center"/>
    </style:style>
    <style:style style:family="table-cell" style:name="ce2" style:display-name="ce2">
      <style:table-cell-properties fo:border-right="0.91pt solid #3c3c3c" fo:border-top="0.91pt solid #3c3c3c" fo:border-left="0.91pt solid #3c3c3c" fo:border-bottom="0.91pt solid #3c3c3c" fo:wrap-option="wrap" style:vertical-align="top"/>
      <style:paragraph-properties style:vertical-align="top" fo:text-align="center"/>
    </style:style>
    <style:style style:family="table-cell" style:name="ce4" style:display-name="ce4">
      <style:table-cell-properties fo:border-left="0.91pt solid #3c3c3c" style:vertical-align="top" fo:border-bottom="0.31pt solid #3c3c3c" fo:border-top="0.91pt solid #3c3c3c"/>
      <style:paragraph-properties style:vertical-align="top"/>
    </style:style>
    <style:style style:family="table-cell" style:name="ce5" style:display-name="ce5">
      <style:table-cell-properties fo:border-left="0.91pt solid #3c3c3c" style:vertical-align="top" fo:border-bottom="0.31pt solid #3c3c3c" fo:border-top="0.31pt solid #3c3c3c"/>
      <style:paragraph-properties style:vertical-align="top"/>
    </style:style>
    <style:style style:family="table-cell" style:name="ce6" style:display-name="ce6">
      <style:table-cell-properties fo:border-left="0.91pt solid #3c3c3c" style:vertical-align="top" fo:border-bottom="0.91pt solid #3c3c3c"/>
      <style:paragraph-properties style:vertical-align="top"/>
    </style:style>
    <style:style style:family="table-cell" style:name="ce7" style:display-name="ce7">
      <style:text-properties fo:font-weight="None" fo:font-style="None" fo:font-family="Arial Cyr" fo:font-size="10"/>
      <style:table-cell-properties fo:border-left="0.91pt solid #3c3c3c" fo:border-right="0.31pt solid #3c3c3c" fo:border-top="0.91pt solid #3c3c3c"/>
      <style:paragraph-properties fo:text-align="center"/>
    </style:style>
    <style:style style:family="table-cell" style:name="ce8" style:display-name="ce8">
      <style:text-properties fo:font-weight="None" fo:font-style="None" fo:font-family="Arial Cyr" fo:font-size="10"/>
      <style:table-cell-properties fo:border-left="0.91pt solid #3c3c3c" fo:border-right="0.31pt solid #3c3c3c"/>
      <style:paragraph-properties fo:text-align="center"/>
    </style:style>
    <style:style style:family="table-cell" style:name="ce9" style:display-name="ce9">
      <style:text-properties fo:font-weight="None" fo:font-style="None" fo:font-family="Arial Cyr" fo:font-size="10"/>
      <style:table-cell-properties fo:border-left="0.91pt solid #3c3c3c" fo:border-bottom="0.91pt solid #3c3c3c" fo:border-right="0.31pt solid #3c3c3c"/>
      <style:paragraph-properties fo:text-align="center"/>
    </style:style>
    <style:style style:family="table-cell" style:name="ce10" style:display-name="ce10">
      <style:text-properties fo:font-weight="None" fo:font-style="None" fo:font-family="Arial Cyr" fo:font-size="10"/>
      <style:table-cell-properties fo:border-left="0.31pt solid #3c3c3c" fo:border-right="0.31pt solid #3c3c3c" fo:border-top="0.31pt solid #3c3c3c"/>
      <style:paragraph-properties fo:text-align="center"/>
    </style:style>
    <style:style style:family="table-cell" style:name="ce11" style:display-name="ce11">
      <style:text-properties fo:font-weight="None" fo:font-style="None" fo:font-family="Arial Cyr" fo:font-size="10"/>
      <style:table-cell-properties fo:border-left="0.31pt solid #3c3c3c" fo:border-right="0.31pt solid #3c3c3c"/>
      <style:paragraph-properties fo:text-align="center"/>
    </style:style>
    <style:style style:family="table-cell" style:name="ce12" style:display-name="ce12">
      <style:text-properties fo:font-weight="None" fo:font-style="None" fo:font-family="Arial Cyr" fo:font-size="10"/>
      <style:table-cell-properties fo:border-left="0.31pt solid #3c3c3c" fo:border-bottom="0.31pt solid #3c3c3c" fo:border-right="0.31pt solid #3c3c3c" fo:border-top="0.31pt solid #3c3c3c"/>
      <style:paragraph-properties fo:text-align="center"/>
    </style:style>
    <style:style style:family="table-cell" style:name="ce13" style:display-name="ce13">
      <style:table-cell-properties fo:border-left="0.31pt solid #3c3c3c" fo:border-bottom="0.31pt solid #3c3c3c"/>
      <style:paragraph-properties fo:text-align="center"/>
    </style:style>
    <style:style style:family="table-cell" style:name="ce14" style:display-name="ce14">
      <style:paragraph-properties fo:text-align="start"/>
    </style:style>
    <style:style style:family="table-cell" style:name="ce15" style:display-name="ce15">
      <style:table-cell-properties fo:border-left="0.31pt solid #3c3c3c" style:vertical-align="top" fo:border-bottom="0.31pt solid #3c3c3c" fo:border-top="0.91pt solid #3c3c3c"/>
      <style:paragraph-properties style:vertical-align="top" fo:text-align="center"/>
    </style:style>
    <style:style style:family="table-cell" style:name="ce16" style:display-name="ce16">
      <style:table-cell-properties fo:border-left="0.31pt solid #3c3c3c" style:vertical-align="top" fo:border-bottom="0.31pt solid #3c3c3c" fo:border-top="0.31pt solid #3c3c3c"/>
      <style:paragraph-properties style:vertical-align="top" fo:text-align="center"/>
    </style:style>
    <style:style style:family="table-cell" style:name="ce17" style:display-name="ce17">
      <style:table-cell-properties fo:border-left="0.31pt solid #3c3c3c" style:vertical-align="top" fo:border-bottom="0.91pt solid #3c3c3c"/>
      <style:paragraph-properties style:vertical-align="top" fo:text-align="center"/>
    </style:style>
    <style:style style:family="table-cell" style:name="ce18" style:display-name="ce18">
      <style:text-properties fo:font-weight="None" fo:font-style="None" fo:font-family="Arial Cyr" fo:font-size="10"/>
      <style:table-cell-properties fo:border-left="0.31pt solid #3c3c3c" fo:border-right="0.31pt solid #3c3c3c" fo:border-top="0.91pt solid #3c3c3c"/>
      <style:paragraph-properties fo:text-align="start"/>
    </style:style>
    <style:style style:family="table-cell" style:name="ce19" style:display-name="ce19">
      <style:text-properties fo:font-weight="None" fo:font-style="None" fo:font-family="Arial Cyr" fo:font-size="10"/>
      <style:table-cell-properties fo:border-left="0.31pt solid #3c3c3c" fo:border-right="0.31pt solid #3c3c3c"/>
      <style:paragraph-properties fo:text-align="start"/>
    </style:style>
    <style:style style:family="table-cell" style:name="ce20" style:display-name="ce20">
      <style:text-properties fo:font-weight="None" fo:font-style="None" fo:font-family="Arial Cyr" fo:font-size="10"/>
      <style:table-cell-properties fo:border-left="0.31pt solid #3c3c3c" fo:border-bottom="0.91pt solid #3c3c3c" fo:border-right="0.31pt solid #3c3c3c"/>
      <style:paragraph-properties fo:text-align="start"/>
    </style:style>
    <style:style style:family="table-cell" style:name="ce21" style:display-name="ce21">
      <style:text-properties fo:font-weight="None" fo:font-style="None" fo:font-family="Arial Cyr" fo:font-size="10"/>
      <style:table-cell-properties fo:border-left="0.31pt solid #3c3c3c" fo:border-right="0.31pt solid #3c3c3c" fo:border-top="0.31pt solid #3c3c3c"/>
      <style:paragraph-properties fo:text-align="start"/>
    </style:style>
    <style:style style:family="table-cell" style:name="ce22" style:display-name="ce22">
      <style:text-properties fo:font-weight="None" fo:font-style="None" fo:font-family="Arial Cyr" fo:font-size="10"/>
      <style:table-cell-properties fo:border-left="0.31pt solid #3c3c3c" fo:border-bottom="0.31pt solid #3c3c3c" fo:border-right="0.31pt solid #3c3c3c" fo:border-top="0.31pt solid #3c3c3c"/>
      <style:paragraph-properties fo:text-align="start"/>
    </style:style>
    <style:style style:family="table-cell" style:name="ce23" style:display-name="ce23">
      <style:table-cell-properties fo:border-bottom="0.31pt solid #3c3c3c"/>
      <style:paragraph-properties fo:text-align="start"/>
    </style:style>
    <style:style style:family="table-cell" style:name="ce24" style:display-name="ce24">
      <style:text-properties fo:font-weight="bold" fo:font-style="None" fo:font-family="Arial Cyr1" fo:font-size="14"/>
      <style:paragraph-properties fo:text-align="center"/>
    </style:style>
    <style:style style:family="table-cell" style:name="ce25" style:display-name="ce25">
      <style:table-cell-properties fo:border-left="0.31pt solid #3c3c3c" fo:border-bottom="0.31pt solid #3c3c3c" fo:border-right="0.31pt solid #3c3c3c" fo:border-top="0.91pt solid #3c3c3c"/>
    </style:style>
    <style:style style:family="table-cell" style:name="ce26" style:display-name="ce26">
      <style:table-cell-properties fo:border-left="0.31pt solid #3c3c3c" fo:border-bottom="0.31pt solid #3c3c3c" fo:border-right="0.31pt solid #3c3c3c" fo:border-top="0.31pt solid #3c3c3c"/>
    </style:style>
    <style:style style:family="table-cell" style:name="ce27" style:display-name="ce27">
      <style:table-cell-properties fo:border-left="0.31pt solid #3c3c3c" fo:border-bottom="0.91pt solid #3c3c3c" fo:border-right="0.31pt solid #3c3c3c" fo:border-top="0.31pt solid #3c3c3c"/>
    </style:style>
    <style:style style:family="table-cell" style:name="ce28" style:display-name="ce28">
      <style:text-properties fo:font-weight="None" fo:font-style="None" fo:font-family="Arial Cyr" fo:font-size="10"/>
      <style:table-cell-properties fo:border-left="0.31pt solid #3c3c3c" fo:border-right="0.31pt solid #3c3c3c" fo:border-top="0.91pt solid #3c3c3c"/>
      <style:paragraph-properties fo:text-align="center"/>
    </style:style>
    <style:style style:family="table-cell" style:name="ce29" style:display-name="ce29">
      <style:text-properties fo:font-weight="None" fo:font-style="None" fo:font-family="Arial Cyr" fo:font-size="10"/>
      <style:table-cell-properties fo:border-left="0.31pt solid #3c3c3c" fo:border-bottom="0.91pt solid #3c3c3c" fo:border-right="0.31pt solid #3c3c3c"/>
      <style:paragraph-properties fo:text-align="center"/>
    </style:style>
    <style:style style:family="table-cell" style:name="ce30" style:display-name="ce30">
      <style:table-cell-properties fo:border-bottom="0.31pt solid #3c3c3c"/>
      <style:paragraph-properties fo:text-align="center"/>
    </style:style>
    <style:style style:family="table-cell" style:name="ce31" style:display-name="ce31"/>
    <style:style style:family="table-cell" style:name="ce37" style:display-name="ce37">
      <style:table-cell-properties fo:border-left="0.31pt solid #3c3c3c" fo:border-bottom="0.31pt solid #3c3c3c" fo:border-top="0.91pt solid #3c3c3c"/>
    </style:style>
    <style:style style:family="table-cell" style:name="ce38" style:display-name="ce38">
      <style:table-cell-properties fo:border-left="0.31pt solid #3c3c3c" fo:border-bottom="0.31pt solid #3c3c3c" fo:border-top="0.31pt solid #3c3c3c"/>
    </style:style>
    <style:style style:family="table-cell" style:name="ce39" style:display-name="ce39">
      <style:table-cell-properties fo:border-left="0.31pt solid #3c3c3c" fo:border-bottom="0.91pt solid #3c3c3c"/>
    </style:style>
    <style:style style:family="table-cell" style:name="ce40" style:display-name="ce40">
      <style:text-properties fo:font-weight="bold" fo:font-style="None" fo:font-family="Arial Cyr1" fo:font-size="10"/>
      <style:table-cell-properties fo:border-left="0.31pt solid #3c3c3c" fo:border-bottom="0.31pt solid #3c3c3c" fo:border-top="0.91pt solid #3c3c3c"/>
      <style:paragraph-properties fo:text-align="center"/>
    </style:style>
    <style:style style:family="table-cell" style:name="ce41" style:display-name="ce41">
      <style:table-cell-properties fo:border-left="0.31pt solid #3c3c3c" fo:border-bottom="0.31pt solid #3c3c3c" fo:border-top="0.31pt solid #3c3c3c"/>
      <style:paragraph-properties fo:text-align="center"/>
    </style:style>
    <style:style style:family="table-cell" style:name="ce42" style:display-name="ce42">
      <style:table-cell-properties fo:border-left="0.31pt solid #3c3c3c" fo:border-bottom="0.91pt solid #3c3c3c"/>
      <style:paragraph-properties fo:text-align="center"/>
    </style:style>
    <style:style style:family="table-cell" style:name="ce43" style:display-name="ce43"/>
    <style:style style:family="table-cell" style:name="ce44" style:display-name="ce44">
      <style:text-properties fo:font-weight="None" fo:font-style="None" fo:font-family="Arial Cyr" fo:font-size="10"/>
      <style:table-cell-properties fo:border-left="0.31pt solid #3c3c3c" fo:border-right="0.31pt solid #3c3c3c" fo:border-top="0.91pt solid #3c3c3c"/>
    </style:style>
    <style:style style:family="table-cell" style:name="ce45" style:display-name="ce45">
      <style:text-properties fo:font-weight="None" fo:font-style="None" fo:font-family="Arial Cyr" fo:font-size="10"/>
      <style:table-cell-properties fo:border-left="0.31pt solid #3c3c3c" fo:border-right="0.31pt solid #3c3c3c"/>
    </style:style>
    <style:style style:family="table-cell" style:name="ce46" style:display-name="ce46">
      <style:text-properties fo:font-weight="None" fo:font-style="None" fo:font-family="Arial Cyr" fo:font-size="10"/>
      <style:table-cell-properties fo:border-left="0.31pt solid #3c3c3c" fo:border-bottom="0.91pt solid #3c3c3c" fo:border-right="0.31pt solid #3c3c3c"/>
    </style:style>
    <style:style style:family="table-cell" style:name="ce47" style:display-name="ce47">
      <style:text-properties fo:font-weight="None" fo:font-style="None" fo:font-family="Arial Cyr" fo:font-size="10"/>
      <style:table-cell-properties fo:border-left="0.31pt solid #3c3c3c" fo:border-right="0.31pt solid #3c3c3c" fo:border-top="0.31pt solid #3c3c3c"/>
    </style:style>
    <style:style style:family="table-cell" style:name="ce48" style:display-name="ce48">
      <style:text-properties fo:font-weight="None" fo:font-style="None" fo:font-family="Arial Cyr" fo:font-size="10"/>
      <style:table-cell-properties fo:border-left="0.31pt solid #3c3c3c" fo:border-bottom="0.31pt solid #3c3c3c" fo:border-right="0.31pt solid #3c3c3c" fo:border-top="0.31pt solid #3c3c3c"/>
    </style:style>
    <style:style style:family="table-cell" style:name="ce49" style:display-name="ce49">
      <style:table-cell-properties fo:border-bottom="0.31pt solid #3c3c3c"/>
    </style:style>
    <style:style style:family="table-cell" style:name="ce50" style:display-name="ce50"/>
    <style:style style:family="table-cell" style:name="ce51" style:display-name="ce51">
      <style:table-cell-properties fo:border-left="0.31pt solid #3c3c3c" fo:border-bottom="0.31pt solid #3c3c3c" fo:border-top="0.91pt solid #3c3c3c"/>
      <style:paragraph-properties fo:text-align="center"/>
    </style:style>
    <style:style style:family="table-cell" style:name="ce52" style:display-name="ce52">
      <style:text-properties fo:font-weight="None" fo:font-style="None" fo:font-family="Arial Cyr" fo:font-size="10"/>
      <style:table-cell-properties fo:border-left="0.31pt solid #3c3c3c" fo:border-right="0.31pt solid #3c3c3c" fo:border-top="0.91pt solid #3c3c3c"/>
    </style:style>
    <style:style style:family="table-cell" style:name="ce53" style:display-name="ce53">
      <style:text-properties fo:font-weight="None" fo:font-style="None" fo:font-family="Arial Cyr" fo:font-size="10"/>
      <style:table-cell-properties fo:border-left="0.31pt solid #3c3c3c" fo:border-right="0.31pt solid #3c3c3c"/>
    </style:style>
    <style:style style:family="table-cell" style:name="ce54" style:display-name="ce54">
      <style:text-properties fo:font-weight="None" fo:font-style="None" fo:font-family="Arial Cyr" fo:font-size="10"/>
      <style:table-cell-properties fo:border-left="0.31pt solid #3c3c3c" fo:border-bottom="0.91pt solid #3c3c3c" fo:border-right="0.31pt solid #3c3c3c"/>
    </style:style>
    <style:style style:family="table-cell" style:name="ce55" style:display-name="ce55">
      <style:text-properties fo:font-weight="bold" fo:font-style="None" fo:font-family="Arial Cyr" fo:font-size="10"/>
      <style:table-cell-properties fo:border-left="0.31pt solid #3c3c3c" fo:border-right="0.31pt solid #3c3c3c" fo:border-top="0.31pt solid #3c3c3c"/>
    </style:style>
    <style:style style:family="table-cell" style:name="ce56" style:display-name="ce56">
      <style:text-properties fo:font-weight="bold" fo:font-style="None" fo:font-family="Arial Cyr" fo:font-size="10"/>
      <style:table-cell-properties fo:border-left="0.31pt solid #3c3c3c" fo:border-right="0.31pt solid #3c3c3c"/>
    </style:style>
    <style:style style:family="table-cell" style:name="ce57" style:display-name="ce57">
      <style:text-properties fo:font-weight="bold" fo:font-style="None" fo:font-family="Arial Cyr" fo:font-size="10"/>
      <style:table-cell-properties fo:border-left="0.31pt solid #3c3c3c" fo:border-bottom="0.31pt solid #3c3c3c" fo:border-right="0.31pt solid #3c3c3c" fo:border-top="0.31pt solid #3c3c3c"/>
    </style:style>
    <style:style style:family="table-cell" style:name="ce58" style:display-name="ce58">
      <style:table-cell-properties fo:border-bottom="0.31pt solid #3c3c3c"/>
    </style:style>
    <style:style style:family="table-cell" style:name="ce59" style:display-name="ce59"/>
    <style:style style:family="table-cell" style:name="ce60" style:display-name="ce60">
      <style:table-cell-properties fo:border-left="0.31pt solid #3c3c3c" fo:border-bottom="0.31pt solid #3c3c3c" fo:border-right="0.31pt solid #3c3c3c" fo:border-top="0.91pt solid #3c3c3c"/>
      <style:paragraph-properties fo:text-align="center"/>
    </style:style>
    <style:style style:family="table-cell" style:name="ce61" style:display-name="ce61">
      <style:table-cell-properties fo:border-left="0.31pt solid #3c3c3c" fo:border-bottom="0.31pt solid #3c3c3c" fo:border-right="0.31pt solid #3c3c3c" fo:border-top="0.31pt solid #3c3c3c"/>
      <style:paragraph-properties fo:text-align="center"/>
    </style:style>
    <style:style style:family="table-cell" style:name="ce62" style:display-name="ce62">
      <style:table-cell-properties fo:border-left="0.31pt solid #3c3c3c" fo:border-bottom="0.31pt solid #3c3c3c" fo:border-right="0.31pt solid #3c3c3c"/>
      <style:paragraph-properties fo:text-align="center"/>
    </style:style>
    <style:style style:family="table-cell" style:name="ce63" style:display-name="ce63">
      <style:table-cell-properties fo:border-left="0.31pt solid #3c3c3c" fo:border-bottom="0.91pt solid #3c3c3c" fo:border-right="0.31pt solid #3c3c3c" fo:border-top="0.31pt solid #3c3c3c"/>
      <style:paragraph-properties fo:text-align="center"/>
    </style:style>
    <style:style style:family="table-cell" style:name="ce64" style:display-name="ce64">
      <style:text-properties fo:font-weight="None" fo:font-style="None" fo:font-family="Arial Cyr" fo:font-size="10"/>
      <style:table-cell-properties fo:border-left="0.31pt solid #3c3c3c" fo:border-right="0.31pt solid #3c3c3c" fo:border-top="0.91pt solid #3c3c3c"/>
    </style:style>
    <style:style style:family="table-cell" style:name="ce65" style:display-name="ce65">
      <style:text-properties fo:font-weight="None" fo:font-style="None" fo:font-family="Arial Cyr" fo:font-size="10"/>
      <style:table-cell-properties fo:border-left="0.31pt solid #3c3c3c" fo:border-right="0.31pt solid #3c3c3c"/>
    </style:style>
    <style:style style:family="table-cell" style:name="ce66" style:display-name="ce66">
      <style:text-properties fo:font-weight="None" fo:font-style="None" fo:font-family="Arial Cyr" fo:font-size="10"/>
      <style:table-cell-properties fo:border-left="0.31pt solid #3c3c3c" fo:border-bottom="0.91pt solid #3c3c3c" fo:border-right="0.31pt solid #3c3c3c"/>
    </style:style>
    <style:style style:family="table-cell" style:name="ce67" style:display-name="ce67">
      <style:text-properties fo:font-weight="None" fo:font-style="None" fo:font-family="Arial Cyr" fo:font-size="10"/>
      <style:table-cell-properties fo:border-left="0.31pt solid #3c3c3c" fo:border-right="0.31pt solid #3c3c3c" fo:border-top="0.31pt solid #3c3c3c"/>
    </style:style>
    <style:style style:family="table-cell" style:name="ce68" style:display-name="ce68">
      <style:text-properties fo:font-weight="None" fo:font-style="None" fo:font-family="Arial Cyr" fo:font-size="10"/>
      <style:table-cell-properties fo:border-left="0.31pt solid #3c3c3c" fo:border-bottom="0.31pt solid #3c3c3c" fo:border-right="0.31pt solid #3c3c3c" fo:border-top="0.31pt solid #3c3c3c"/>
    </style:style>
    <style:style style:family="table-cell" style:name="ce69" style:display-name="ce69">
      <style:table-cell-properties fo:border-bottom="0.31pt solid #3c3c3c"/>
    </style:style>
    <style:style style:family="table-cell" style:name="ce71" style:display-name="ce71">
      <style:table-cell-properties fo:border-left="0.31pt solid #3c3c3c" fo:border-bottom="0.31pt solid #3c3c3c" fo:border-right="0.91pt solid #3c3c3c" fo:border-top="0.91pt solid #3c3c3c"/>
    </style:style>
    <style:style style:family="table-cell" style:name="ce72" style:display-name="ce72">
      <style:table-cell-properties fo:border-left="0.31pt solid #3c3c3c" fo:border-bottom="0.31pt solid #3c3c3c" fo:border-right="0.91pt solid #3c3c3c" fo:border-top="0.31pt solid #3c3c3c"/>
    </style:style>
    <style:style style:family="table-cell" style:name="ce73" style:display-name="ce73">
      <style:table-cell-properties fo:border-left="0.31pt solid #3c3c3c" fo:border-bottom="0.91pt solid #3c3c3c" fo:border-right="0.91pt solid #3c3c3c"/>
    </style:style>
    <style:style style:family="table-cell" style:name="ce74" style:display-name="ce74">
      <style:text-properties fo:font-weight="None" fo:font-style="None" fo:font-family="Arial Cyr" fo:font-size="10"/>
      <style:table-cell-properties fo:border-left="0.31pt solid #3c3c3c" fo:border-right="0.91pt solid #3c3c3c" fo:border-top="0.91pt solid #3c3c3c"/>
    </style:style>
    <style:style style:family="table-cell" style:name="ce75" style:display-name="ce75">
      <style:text-properties fo:font-weight="None" fo:font-style="None" fo:font-family="Arial Cyr" fo:font-size="10"/>
      <style:table-cell-properties fo:border-left="0.31pt solid #3c3c3c" fo:border-right="0.91pt solid #3c3c3c"/>
    </style:style>
    <style:style style:family="table-cell" style:name="ce76" style:display-name="ce76">
      <style:text-properties fo:font-weight="None" fo:font-style="None" fo:font-family="Arial Cyr" fo:font-size="10"/>
      <style:table-cell-properties fo:border-left="0.31pt solid #3c3c3c" fo:border-bottom="0.91pt solid #3c3c3c" fo:border-right="0.91pt solid #3c3c3c"/>
    </style:style>
    <style:style style:family="table-cell" style:name="ce77" style:display-name="ce77">
      <style:table-cell-properties fo:border-bottom="0.31pt solid #3c3c3c" fo:border-right="0.31pt solid #3c3c3c"/>
    </style:style>
    <style:style style:family="table-column" style:name="43f50cb24e69e1fcf0be9de8f8f1de3c" style:display-name="43f50cb24e69e1fcf0be9de8f8f1de3c">
      <style:table-column-properties fo:break-before="auto" style:column-width="1987.44"/>
    </style:style>
    <style:style style:family="table-column" style:name="1dfa3fb7d4642cd6599f21f01d54433d" style:display-name="1dfa3fb7d4642cd6599f21f01d54433d">
      <style:table-column-properties fo:break-before="auto" style:column-width="1033.9"/>
    </style:style>
    <style:style style:family="table-column" style:name="31fed606141483975530034b2118102a" style:display-name="31fed606141483975530034b2118102a">
      <style:table-column-properties fo:break-before="auto" style:column-width="6741.42"/>
    </style:style>
    <style:style style:family="table-column" style:name="7c3ef791b1553999775cd44dbe31914e" style:display-name="7c3ef791b1553999775cd44dbe31914e">
      <style:table-column-properties fo:break-before="auto" style:column-width="1692.46"/>
    </style:style>
    <style:style style:family="table-column" style:name="15229b41cfd110ad9bac020f6f6b82e2" style:display-name="15229b41cfd110ad9bac020f6f6b82e2">
      <style:table-column-properties fo:break-before="auto" style:column-width="2131.5"/>
    </style:style>
    <style:style style:family="table-column" style:name="e0cd7c1327474eea8f26fc3183253f95" style:display-name="e0cd7c1327474eea8f26fc3183253f95">
      <style:table-column-properties fo:break-before="auto" style:column-width="3448.62"/>
    </style:style>
    <style:style style:family="table-column" style:name="47d14c09e0f77b25049e7b4e52414536" style:display-name="47d14c09e0f77b25049e7b4e52414536">
      <style:table-column-properties fo:break-before="auto" style:column-width="1911.98"/>
    </style:style>
    <style:style style:family="table-column" style:name="ded9256cecac8e19862fd35e7a2a793b" style:display-name="ded9256cecac8e19862fd35e7a2a793b">
      <style:table-column-properties fo:break-before="auto" style:column-width="2790.06"/>
    </style:style>
    <style:style style:family="table-column" style:name="cc48b28b6640cfd8bb9a9277f2e53504" style:display-name="cc48b28b6640cfd8bb9a9277f2e53504">
      <style:table-column-properties fo:break-before="auto" style:column-width="3229.1"/>
    </style:style>
    <style:style style:family="table-column" style:name="ff1c44dc2b1ab8265a362189a1839b9c" style:display-name="ff1c44dc2b1ab8265a362189a1839b9c">
      <style:table-column-properties fo:break-before="auto" style:column-width="2790.06"/>
    </style:style>
    <style:style style:family="table-column" style:name="5ce13d1f6c75fab9d23cb87df04c9f9b" style:display-name="5ce13d1f6c75fab9d23cb87df04c9f9b">
      <style:table-column-properties fo:break-before="auto" style:column-width="2758.7"/>
    </style:style>
    <style:style style:family="table-column" style:name="fd6cec5a96105c0b3e5778b37acb363c" style:display-name="fd6cec5a96105c0b3e5778b37acb363c">
      <style:table-column-properties fo:break-before="auto" style:column-width="2351.02"/>
    </style:style>
    <style:style style:family="table-column" style:name="b2da336784f2c25f44b762a19428f737" style:display-name="b2da336784f2c25f44b762a19428f737">
      <style:table-column-properties fo:break-before="auto" style:column-width="1987.44"/>
    </style:style>
    <style:style style:family="table-row" style:name="48f70ea7cd14c1112f242986a490fc8a" style:display-name="48f70ea7cd14c1112f242986a490fc8a">
      <style:table-row-properties fo:break-before="auto" style:row-height="647.78"/>
    </style:style>
    <style:style style:family="table-row" style:name="584b71d403a7659be6562b72a8458b27" style:display-name="584b71d403a7659be6562b72a8458b27">
      <style:table-row-properties fo:break-before="auto" style:row-height="570.36"/>
    </style:style>
    <style:style style:family="table-row" style:name="548e1bf94cfb50a16a9e1b68e80f643d" style:display-name="548e1bf94cfb50a16a9e1b68e80f643d">
      <style:table-row-properties fo:break-before="auto" style:row-height="622.3"/>
    </style:style>
    <style:style style:family="table-row" style:name="95592a53f1ccf97bd6ed8ed6b29dd44a" style:display-name="95592a53f1ccf97bd6ed8ed6b29dd44a">
      <style:table-row-properties fo:break-before="auto" style:row-height="647.78"/>
    </style:style>
    <style:style style:family="table-row" style:name="eaf0722717d2fb8dd46388cfb5827040" style:display-name="eaf0722717d2fb8dd46388cfb5827040">
      <style:table-row-properties fo:break-before="auto" style:row-height="466.48"/>
    </style:style>
    <style:style style:family="table-row" style:name="5b6d05d11e553061586806ca5a03cba2" style:display-name="5b6d05d11e553061586806ca5a03cba2">
      <style:table-row-properties fo:break-before="auto" style:row-height="1270.08"/>
    </style:style>
    <style:style style:family="table-row" style:name="f4d028fdb22d60a3a69148e7a8f8f938" style:display-name="f4d028fdb22d60a3a69148e7a8f8f938">
      <style:table-row-properties fo:break-before="auto" style:row-height="466.48"/>
    </style:style>
    <style:style style:family="table-row" style:name="d9ab57a3eea5f8dc21331bee958bed41" style:display-name="d9ab57a3eea5f8dc21331bee958bed41">
      <style:table-row-properties fo:break-before="auto" style:row-height="441.0"/>
    </style:style>
    <style:style style:family="table-row" style:name="77188f2f6cc4abce600b0194cef28cf8" style:display-name="77188f2f6cc4abce600b0194cef28cf8">
      <style:table-row-properties fo:break-before="auto" style:row-height="441.0"/>
    </style:style>
    <style:style style:family="table-row" style:name="fbca9568f0579b763b3800d9e644d573" style:display-name="fbca9568f0579b763b3800d9e644d573">
      <style:table-row-properties fo:break-before="auto" style:row-height="441.0"/>
    </style:style>
    <style:style style:family="table-row" style:name="5446484550f59618f72fdd157bcbb4f0" style:display-name="5446484550f59618f72fdd157bcbb4f0">
      <style:table-row-properties fo:break-before="auto" style:row-height="855.54"/>
    </style:style>
    <style:style style:family="table-row" style:name="40e05888d59ad24ac388bfe5049e29fc" style:display-name="40e05888d59ad24ac388bfe5049e29fc">
      <style:table-row-properties fo:break-before="auto" style:row-height="855.54"/>
    </style:style>
    <style:style style:family="table-row" style:name="db95dbe580149fb2a92d0bb2b745368c" style:display-name="db95dbe580149fb2a92d0bb2b745368c">
      <style:table-row-properties fo:break-before="auto" style:row-height="855.54"/>
    </style:style>
    <style:style style:family="table-row" style:name="170922d8f996d03a8c46acc8ef7879e7" style:display-name="170922d8f996d03a8c46acc8ef7879e7">
      <style:table-row-properties fo:break-before="auto" style:row-height="855.54"/>
    </style:style>
    <style:style style:family="table-row" style:name="3bc465ab67699923e93eaa9791ebc9b3" style:display-name="3bc465ab67699923e93eaa9791ebc9b3">
      <style:table-row-properties fo:break-before="auto" style:row-height="855.54"/>
    </style:style>
    <style:style style:family="table-row" style:name="b7257592a063dee4da0259ce26757653" style:display-name="b7257592a063dee4da0259ce26757653">
      <style:table-row-properties fo:break-before="auto" style:row-height="855.54"/>
    </style:style>
    <style:style style:family="table-row" style:name="4fd1a7a824c7835994e9b21f692449d6" style:display-name="4fd1a7a824c7835994e9b21f692449d6">
      <style:table-row-properties fo:break-before="auto" style:row-height="855.54"/>
    </style:style>
    <style:style style:family="table-row" style:name="6cb23e9cedb5cfe8c9a46253a5b3b2de" style:display-name="6cb23e9cedb5cfe8c9a46253a5b3b2de">
      <style:table-row-properties fo:break-before="auto" style:row-height="855.54"/>
    </style:style>
    <style:style style:family="table-row" style:name="0b80324e6dc654ace5e73f2d70149625" style:display-name="0b80324e6dc654ace5e73f2d70149625">
      <style:table-row-properties fo:break-before="auto" style:row-height="441.0"/>
    </style:style>
    <style:style style:family="table-row" style:name="acc7af3c33f84123e8b0a99655283805" style:display-name="acc7af3c33f84123e8b0a99655283805">
      <style:table-row-properties fo:break-before="auto" style:row-height="441.0"/>
    </style:style>
    <style:style style:family="table-row" style:name="e4bbe7b825ed9ec249178f8eda9ceda3" style:display-name="e4bbe7b825ed9ec249178f8eda9ceda3">
      <style:table-row-properties fo:break-before="auto" style:row-height="441.0"/>
    </style:style>
    <style:style style:family="table-row" style:name="6536fcf72a702e818d64f71baabfedfd" style:display-name="6536fcf72a702e818d64f71baabfedfd">
      <style:table-row-properties fo:break-before="auto" style:row-height="441.0"/>
    </style:style>
    <style:style style:family="table-row" style:name="7576694aa8e1cde7a9346f11bcf42e75" style:display-name="7576694aa8e1cde7a9346f11bcf42e75">
      <style:table-row-properties fo:break-before="auto" style:row-height="441.0"/>
    </style:style>
    <style:style style:family="table-row" style:name="a82776de984d17db5cd3870525260c03" style:display-name="a82776de984d17db5cd3870525260c03">
      <style:table-row-properties fo:break-before="auto" style:row-height="441.0"/>
    </style:style>
    <style:style style:family="table-row" style:name="ff846b54dd5864bd41994a0d1b142ded" style:display-name="ff846b54dd5864bd41994a0d1b142ded">
      <style:table-row-properties fo:break-before="auto" style:row-height="441.0"/>
    </style:style>
    <style:style style:family="table-row" style:name="2e0bb82906e25e4557af187860ae713c" style:display-name="2e0bb82906e25e4557af187860ae713c">
      <style:table-row-properties fo:break-before="auto" style:row-height="441.0"/>
    </style:style>
    <style:style style:family="table-row" style:name="394de91313f7f0276e5bbb179021be7b" style:display-name="394de91313f7f0276e5bbb179021be7b">
      <style:table-row-properties fo:break-before="auto" style:row-height="441.0"/>
    </style:style>
    <style:style style:family="table-row" style:name="b45b1078864bfa73df7b22980d6695ff" style:display-name="b45b1078864bfa73df7b22980d6695ff">
      <style:table-row-properties fo:break-before="auto" style:row-height="441.0"/>
    </style:style>
    <style:style style:family="table-row" style:name="046a167fcd3629142dc8b081e76e8481" style:display-name="046a167fcd3629142dc8b081e76e8481">
      <style:table-row-properties fo:break-before="auto" style:row-height="441.0"/>
    </style:style>
    <style:style style:family="table-row" style:name="a3ff285d821e740b77ed99ef1f6fadf7" style:display-name="a3ff285d821e740b77ed99ef1f6fadf7">
      <style:table-row-properties fo:break-before="auto" style:row-height="441.0"/>
    </style:style>
    <style:style style:family="table-row" style:name="5f3ffce98dd5f5380c3d6bafeab3f1a5" style:display-name="5f3ffce98dd5f5380c3d6bafeab3f1a5">
      <style:table-row-properties fo:break-before="auto" style:row-height="441.0"/>
    </style:style>
  </office:automatic-styles>
  <office:body>
    <office:spreadsheet>
      <table:table table:name="Окладники">
        <table:table-column table:style-name="43f50cb24e69e1fcf0be9de8f8f1de3c" table:default-cell-style-name="None"/>
        <table:table-column table:style-name="1dfa3fb7d4642cd6599f21f01d54433d" table:default-cell-style-name="ce1"/>
        <table:table-column table:style-name="31fed606141483975530034b2118102a" table:default-cell-style-name="ce14"/>
        <table:table-column table:style-name="7c3ef791b1553999775cd44dbe31914e" table:default-cell-style-name="ce14"/>
        <table:table-column table:style-name="15229b41cfd110ad9bac020f6f6b82e2" table:default-cell-style-name="ce1"/>
        <table:table-column table:style-name="e0cd7c1327474eea8f26fc3183253f95" table:default-cell-style-name="ce1"/>
        <table:table-column table:style-name="47d14c09e0f77b25049e7b4e52414536" table:default-cell-style-name="ce1"/>
        <table:table-column table:style-name="ded9256cecac8e19862fd35e7a2a793b" table:default-cell-style-name="ce1"/>
        <table:table-column table:style-name="cc48b28b6640cfd8bb9a9277f2e53504" table:default-cell-style-name="ce43"/>
        <table:table-column table:style-name="ff1c44dc2b1ab8265a362189a1839b9c" table:default-cell-style-name="ce50"/>
        <table:table-column table:style-name="5ce13d1f6c75fab9d23cb87df04c9f9b" table:default-cell-style-name="ce59"/>
        <table:table-column table:style-name="fd6cec5a96105c0b3e5778b37acb363c" table:default-cell-style-name="ce59"/>
        <table:table-column table:style-name="b2da336784f2c25f44b762a19428f737" table:number-columns-repeated="1012" table:default-cell-style-name="None"/>
        <table:table-row table:style-name="48f70ea7cd14c1112f242986a490fc8a">
          <table:table-cell office:value="None" office:value-type="string"/>
          <table:covered-table-cell table:number-columns-repeated="3"/>
          <table:table-cell table:style-name="ce24" office:value="None" office:value-type="string">
            <text:p><text:span text:style-name="ce24">Наряд оплаты по окладам</text:span></text:p>
          </table:table-cell>
          <table:table-cell table:style-name="ce24" office:value="None" office:value-type="string"/>
          <table:table-cell office:value="None" office:value-type="string"/>
        </table:table-row>
        <table:table-row table:style-name="584b71d403a7659be6562b72a8458b27">
          <table:table-cell office:value="None" office:value-type="string"/>
          <table:covered-table-cell table:number-columns-repeated="3"/>
          <table:table-cell table:style-name="ce24" office:value="None" office:value-type="string">
            <text:p><text:span text:style-name="ce24">За Июль 2005 года</text:span></text:p>
          </table:table-cell>
          <table:table-cell table:style-name="ce31" office:value="None" office:value-type="string"/>
          <table:covered-table-cell table:style-name="ce31" table:number-columns-repeated="2"/>
          <table:table-cell office:value="None" office:value-type="string"/>
        </table:table-row>
        <table:table-row table:style-name="548e1bf94cfb50a16a9e1b68e80f643d">
          <table:table-cell office:value="None" office:value-type="string"/>
          <table:covered-table-cell table:number-columns-repeated="3"/>
          <table:table-cell table:style-name="ce24" office:value="None" office:value-type="string">
            <text:p><text:span text:style-name="ce24">Рудоуправление</text:span></text:p>
          </table:table-cell>
          <table:table-cell table:style-name="ce24" office:value="None" office:value-type="string"/>
          <table:table-cell office:value="None" office:value-type="string"/>
        </table:table-row>
        <table:table-row table:style-name="95592a53f1ccf97bd6ed8ed6b29dd44a">
          <table:table-cell office:value="None" office:value-type="string"/>
          <table:covered-table-cell table:number-columns-repeated="3"/>
          <table:table-cell table:style-name="ce24" office:value="None" office:value-type="string"/>
          <table:covered-table-cell table:style-name="ce24" table:number-columns-repeated="1"/>
          <table:table-cell office:value="None" office:value-type="string"/>
        </table:table-row>
        <table:table-row table:style-name="eaf0722717d2fb8dd46388cfb5827040">
          <table:table-cell office:value="None" office:value-type="string"/>
          <table:table-cell table:number-rows-spanned="2" table:style-name="ce2" office:value="None" office:value-type="string">
            <text:p><text:span text:style-name="ce2">№</text:span></text:p>
          </table:table-cell>
          <table:table-cell table:number-rows-spanned="2" table:style-name="ce2" office:value="None" office:value-type="string">
            <text:p><text:span text:style-name="ce2">Краткое содержание операций</text:span></text:p>
          </table:table-cell>
          <table:table-cell table:number-rows-spanned="2" table:style-name="ce2" office:value="None" office:value-type="string">
            <text:p><text:span text:style-name="ce2">единицы измерений</text:span></text:p>
          </table:table-cell>
          <table:table-cell table:style-name="ce2" table:number-columns-spanned="3" office:value="None" office:value-type="string">
            <text:p><text:span text:style-name="ce2">План</text:span></text:p>
          </table:table-cell>
          <table:covered-table-cell table:style-name="ce2" table:number-columns-repeated="2"/>
          <table:table-cell table:style-name="ce2" table:number-columns-spanned="2" office:value="None" office:value-type="string">
            <text:p><text:span text:style-name="ce2">Выполнение</text:span></text:p>
          </table:table-cell>
          <table:covered-table-cell table:style-name="ce2" table:number-columns-repeated="1"/>
          <table:table-cell table:number-rows-spanned="2" table:style-name="ce2" office:value="None" office:value-type="string">
            <text:p><text:span text:style-name="ce2">Расценка</text:span></text:p>
          </table:table-cell>
          <table:table-cell table:number-rows-spanned="2" table:style-name="ce2" office:value="None" office:value-type="string">
            <text:p><text:span text:style-name="ce2">Плановое количество отработанных часов</text:span></text:p>
          </table:table-cell>
          <table:table-cell table:number-rows-spanned="2" table:style-name="ce2" table:number-columns-spanned="7" office:value="None" office:value-type="string">
            <text:p><text:span text:style-name="ce2">Замечания</text:span></text:p>
          </table:table-cell>
          <table:covered-table-cell table:style-name="ce2" table:number-columns-repeated="6"/>
          <table:table-cell office:value="None" office:value-type="string"/>
        </table:table-row>
        <table:table-row table:style-name="5b6d05d11e553061586806ca5a03cba2">
          <table:table-cell office:value="None" office:value-type="string"/>
          <table:covered-table-cell table:number-columns-repeated="3"/>
          <table:table-cell table:style-name="ce2" table:number-columns-spanned="2" office:value="None" office:value-type="string">
            <text:p><text:span text:style-name="ce2">объем</text:span></text:p>
          </table:table-cell>
          <table:covered-table-cell table:number-columns-repeated="1"/>
          <table:table-cell table:style-name="ce2" office:value="None" office:value-type="string">
            <text:p><text:span text:style-name="ce2">норма за единицу</text:span></text:p>
          </table:table-cell>
          <table:table-cell table:style-name="ce2" office:value="None" office:value-type="string">
            <text:p><text:span text:style-name="ce2">объем</text:span></text:p>
          </table:table-cell>
          <table:table-cell table:style-name="ce2" office:value="None" office:value-type="string">
            <text:p><text:span text:style-name="ce2">норма за единицу</text:span></text:p>
          </table:table-cell>
          <table:covered-table-cell table:style-name="ce2" table:number-columns-repeated="9"/>
          <table:table-cell office:value="None" office:value-type="string"/>
        </table:table-row>
        <table:table-row table:style-name="f4d028fdb22d60a3a69148e7a8f8f938">
          <table:table-cell office:value="None" office:value-type="string"/>
          <table:table-cell table:style-name="ce4" office:value="None" office:value-type="string"/>
          <table:table-cell table:style-name="ce15" office:value="None" office:value-type="string"/>
          <table:covered-table-cell table:style-name="ce15" table:number-columns-repeated="1"/>
          <table:table-cell table:style-name="ce25" table:number-columns-spanned="2" office:value="None" office:value-type="string"/>
          <table:covered-table-cell table:style-name="ce15" table:number-columns-repeated="1"/>
          <table:table-cell table:style-name="ce37" office:value="None" office:value-type="string"/>
          <table:table-cell table:style-name="ce40" office:value="None" office:value-type="string"/>
          <table:table-cell table:style-name="ce37" office:value="None" office:value-type="string"/>
          <table:table-cell table:style-name="ce51" office:value="None" office:value-type="string"/>
          <table:table-cell table:style-name="ce60" office:value="None" office:value-type="string"/>
          <table:table-cell table:style-name="ce71" table:number-columns-spanned="7" office:value="None" office:value-type="string"/>
          <table:covered-table-cell table:style-name="ce60" table:number-columns-repeated="6"/>
          <table:table-cell office:value="None" office:value-type="string"/>
        </table:table-row>
        <table:table-row table:style-name="d9ab57a3eea5f8dc21331bee958bed41">
          <table:table-cell office:value="None" office:value-type="string"/>
          <table:table-cell table:style-name="ce5" office:value="None" office:value-type="string"/>
          <table:table-cell table:style-name="ce16" office:value="None" office:value-type="string"/>
          <table:covered-table-cell table:style-name="ce16" table:number-columns-repeated="1"/>
          <table:table-cell table:style-name="ce26" table:number-columns-spanned="2" office:value="None" office:value-type="string"/>
          <table:covered-table-cell table:style-name="ce16" table:number-columns-repeated="1"/>
          <table:table-cell table:style-name="ce38" office:value="None" office:value-type="string"/>
          <table:table-cell table:style-name="ce41" office:value="None" office:value-type="string"/>
          <table:table-cell table:style-name="ce38" office:value="None" office:value-type="string"/>
          <table:table-cell table:style-name="ce41" office:value="None" office:value-type="string"/>
          <table:table-cell table:style-name="ce61" office:value="None" office:value-type="string"/>
          <table:table-cell table:style-name="ce72" table:number-columns-spanned="7" office:value="None" office:value-type="string"/>
          <table:covered-table-cell table:style-name="ce61" table:number-columns-repeated="6"/>
          <table:table-cell office:value="None" office:value-type="string"/>
        </table:table-row>
        <table:table-row table:style-name="77188f2f6cc4abce600b0194cef28cf8">
          <table:table-cell office:value="None" office:value-type="string"/>
          <table:table-cell table:style-name="ce5" office:value="None" office:value-type="string"/>
          <table:table-cell table:style-name="ce16" office:value="None" office:value-type="string"/>
          <table:covered-table-cell table:style-name="ce16" table:number-columns-repeated="1"/>
          <table:table-cell table:style-name="ce26" table:number-columns-spanned="2" office:value="None" office:value-type="string"/>
          <table:covered-table-cell table:style-name="ce16" table:number-columns-repeated="1"/>
          <table:table-cell table:style-name="ce38" office:value="None" office:value-type="string"/>
          <table:table-cell table:style-name="ce41" office:value="None" office:value-type="string"/>
          <table:table-cell table:style-name="ce38" office:value="None" office:value-type="string"/>
          <table:table-cell table:style-name="ce41" office:value="None" office:value-type="string"/>
          <table:table-cell table:style-name="ce61" office:value="None" office:value-type="string"/>
          <table:table-cell table:style-name="ce72" table:number-columns-spanned="7" office:value="None" office:value-type="string"/>
          <table:covered-table-cell table:style-name="ce61" table:number-columns-repeated="6"/>
          <table:table-cell office:value="None" office:value-type="string"/>
        </table:table-row>
        <table:table-row table:style-name="fbca9568f0579b763b3800d9e644d573">
          <table:table-cell office:value="None" office:value-type="string"/>
          <table:table-cell table:style-name="ce5" office:value="None" office:value-type="string"/>
          <table:table-cell table:style-name="ce16" office:value="None" office:value-type="string"/>
          <table:covered-table-cell table:style-name="ce16" table:number-columns-repeated="1"/>
          <table:table-cell table:style-name="ce26" table:number-columns-spanned="2" office:value="None" office:value-type="string"/>
          <table:covered-table-cell table:style-name="ce16" table:number-columns-repeated="1"/>
          <table:table-cell table:style-name="ce38" office:value="None" office:value-type="string"/>
          <table:table-cell table:style-name="ce41" office:value="None" office:value-type="string"/>
          <table:table-cell table:style-name="ce38" office:value="None" office:value-type="string"/>
          <table:table-cell table:style-name="ce41" office:value="None" office:value-type="string"/>
          <table:table-cell table:style-name="ce62" office:value="None" office:value-type="string"/>
          <table:table-cell table:style-name="ce72" table:number-columns-spanned="7" office:value="None" office:value-type="string"/>
          <table:covered-table-cell table:style-name="ce62" table:number-columns-repeated="6"/>
          <table:table-cell office:value="None" office:value-type="string"/>
        </table:table-row>
        <table:table-row table:style-name="5446484550f59618f72fdd157bcbb4f0">
          <table:table-cell office:value="None" office:value-type="string"/>
          <table:table-cell table:style-name="ce6" office:value="None" office:value-type="string"/>
          <table:table-cell table:style-name="ce17" office:value="None" office:value-type="string"/>
          <table:covered-table-cell table:style-name="ce17" table:number-columns-repeated="1"/>
          <table:table-cell table:style-name="ce27" table:number-columns-spanned="2" office:value="None" office:value-type="string"/>
          <table:covered-table-cell table:style-name="ce17" table:number-columns-repeated="1"/>
          <table:table-cell table:style-name="ce39" office:value="None" office:value-type="string"/>
          <table:table-cell table:style-name="ce42" office:value="None" office:value-type="string"/>
          <table:table-cell table:style-name="ce39" office:value="None" office:value-type="string"/>
          <table:table-cell table:style-name="ce42" office:value="None" office:value-type="string">
            <text:p><text:span text:style-name="ce42">Итого</text:span></text:p>
          </table:table-cell>
          <table:table-cell table:style-name="ce63" office:value="0" office:value-type="float">
            <text:p><text:span text:style-name="ce63">0</text:span></text:p>
          </table:table-cell>
          <table:table-cell table:style-name="ce73" table:number-columns-spanned="7" office:value="None" office:value-type="string"/>
          <table:covered-table-cell table:style-name="ce63" table:number-columns-repeated="6"/>
          <table:table-cell office:value="None" office:value-type="string"/>
        </table:table-row>
        <table:table-row table:style-name="40e05888d59ad24ac388bfe5049e29fc">
          <table:table-cell office:value="None" office:value-type="string"/>
          <table:covered-table-cell table:number-columns-repeated="3"/>
          <table:table-cell table:style-name="ce24" office:value="None" office:value-type="string"/>
          <table:covered-table-cell table:style-name="ce24" table:number-columns-repeated="1"/>
          <table:table-cell office:value="None" office:value-type="string"/>
        </table:table-row>
        <table:table-row table:style-name="db95dbe580149fb2a92d0bb2b745368c">
          <table:table-cell office:value="None" office:value-type="string"/>
          <table:covered-table-cell table:number-columns-repeated="3"/>
          <table:table-cell table:style-name="ce24" office:value="None" office:value-type="string"/>
          <table:covered-table-cell table:style-name="ce24" table:number-columns-repeated="1"/>
          <table:table-cell office:value="None" office:value-type="string"/>
        </table:table-row>
        <table:table-row table:style-name="170922d8f996d03a8c46acc8ef7879e7">
          <table:table-cell office:value="None" office:value-type="string"/>
          <table:table-cell table:style-name="ce7" office:value="None" office:value-type="string">
            <text:p><text:span text:style-name="ce7">№</text:span></text:p>
          </table:table-cell>
          <table:table-cell table:style-name="ce18" office:value="None" office:value-type="string">
            <text:p><text:span text:style-name="ce18">Фамилия, имя, отчество</text:span></text:p>
          </table:table-cell>
          <table:table-cell table:style-name="ce18" office:value="None" office:value-type="string">
            <text:p><text:span text:style-name="ce18">Таб.№</text:span></text:p>
          </table:table-cell>
          <table:table-cell table:style-name="ce28" office:value="None" office:value-type="string">
            <text:p><text:span text:style-name="ce28">Часовая</text:span></text:p>
          </table:table-cell>
          <table:table-cell table:style-name="ce28" office:value="None" office:value-type="string">
            <text:p><text:span text:style-name="ce28">Отработано</text:span></text:p>
          </table:table-cell>
          <table:table-cell table:style-name="ce28" office:value="None" office:value-type="string">
            <text:p><text:span text:style-name="ce28">Отработ</text:span></text:p>
          </table:table-cell>
          <table:table-cell table:style-name="ce28" office:value="None" office:value-type="string">
            <text:p><text:span text:style-name="ce28">Общее</text:span></text:p>
          </table:table-cell>
          <table:table-cell table:style-name="ce44" office:value="None" office:value-type="string">
            <text:p><text:span text:style-name="ce44">Размер</text:span></text:p>
          </table:table-cell>
          <table:table-cell table:style-name="ce52" office:value="None" office:value-type="string">
            <text:p><text:span text:style-name="ce52">Итого</text:span></text:p>
          </table:table-cell>
          <table:table-cell table:style-name="ce64" office:value="None" office:value-type="string">
            <text:p><text:span text:style-name="ce64">Установленн.</text:span></text:p>
          </table:table-cell>
          <table:table-cell table:style-name="ce74" office:value="None" office:value-type="string">
            <text:p><text:span text:style-name="ce74">Всего</text:span></text:p>
          </table:table-cell>
          <table:table-cell office:value="None" office:value-type="string"/>
        </table:table-row>
        <table:table-row table:style-name="3bc465ab67699923e93eaa9791ebc9b3">
          <table:table-cell office:value="None" office:value-type="string"/>
          <table:table-cell table:style-name="ce8" office:value="None" office:value-type="string"/>
          <table:table-cell table:style-name="ce19" office:value="None" office:value-type="string"/>
          <table:covered-table-cell table:style-name="ce19" table:number-columns-repeated="1"/>
          <table:table-cell table:style-name="ce11" office:value="None" office:value-type="string">
            <text:p><text:span text:style-name="ce11">тарифная</text:span></text:p>
          </table:table-cell>
          <table:table-cell table:style-name="ce11" office:value="None" office:value-type="string">
            <text:p><text:span text:style-name="ce11">часов повре-</text:span></text:p>
          </table:table-cell>
          <table:table-cell table:style-name="ce11" office:value="None" office:value-type="string">
            <text:p><text:span text:style-name="ce11">ночных</text:span></text:p>
          </table:table-cell>
          <table:table-cell table:style-name="ce11" office:value="None" office:value-type="string">
            <text:p><text:span text:style-name="ce11">начисление</text:span></text:p>
          </table:table-cell>
          <table:table-cell table:style-name="ce45" office:value="None" office:value-type="string">
            <text:p><text:span text:style-name="ce45">премиального</text:span></text:p>
          </table:table-cell>
          <table:table-cell table:style-name="ce53" office:value="None" office:value-type="string"/>
          <table:table-cell table:style-name="ce65" office:value="None" office:value-type="string">
            <text:p><text:span text:style-name="ce65">коэффициент</text:span></text:p>
          </table:table-cell>
          <table:table-cell table:style-name="ce75" office:value="None" office:value-type="string">
            <text:p><text:span text:style-name="ce75">начислено</text:span></text:p>
          </table:table-cell>
          <table:table-cell office:value="None" office:value-type="string"/>
        </table:table-row>
        <table:table-row table:style-name="b7257592a063dee4da0259ce26757653">
          <table:table-cell office:value="None" office:value-type="string"/>
          <table:table-cell table:style-name="ce9" office:value="None" office:value-type="string"/>
          <table:table-cell table:style-name="ce20" office:value="None" office:value-type="string"/>
          <table:covered-table-cell table:style-name="ce20" table:number-columns-repeated="1"/>
          <table:table-cell table:style-name="ce29" office:value="None" office:value-type="string">
            <text:p><text:span text:style-name="ce29">ставка</text:span></text:p>
          </table:table-cell>
          <table:table-cell table:style-name="ce29" office:value="None" office:value-type="string">
            <text:p><text:span text:style-name="ce29">менно</text:span></text:p>
          </table:table-cell>
          <table:table-cell table:style-name="ce29" office:value="None" office:value-type="string">
            <text:p><text:span text:style-name="ce29">часов</text:span></text:p>
          </table:table-cell>
          <table:table-cell table:style-name="ce29" office:value="None" office:value-type="string"/>
          <table:table-cell table:style-name="ce46" office:value="None" office:value-type="string">
            <text:p><text:span text:style-name="ce46">вознагаражден.</text:span></text:p>
          </table:table-cell>
          <table:table-cell table:style-name="ce54" office:value="None" office:value-type="string"/>
          <table:table-cell table:style-name="ce66" office:value="None" office:value-type="string"/>
          <table:table-cell table:style-name="ce76" office:value="None" office:value-type="string"/>
          <table:table-cell office:value="None" office:value-type="string"/>
        </table:table-row>
        <table:table-row table:style-name="4fd1a7a824c7835994e9b21f692449d6">
          <table:table-cell office:value="None" office:value-type="string"/>
          <table:table-cell table:style-name="ce10" office:value="None" office:value-type="string"/>
          <table:table-cell table:style-name="ce21" office:value="None" office:value-type="string"/>
          <table:covered-table-cell table:style-name="ce21" table:number-columns-repeated="1"/>
          <table:table-cell table:style-name="ce10" office:value="None" office:value-type="string"/>
          <table:covered-table-cell table:style-name="ce10" table:number-columns-repeated="3"/>
          <table:table-cell table:style-name="ce47" office:value="None" office:value-type="string"/>
          <table:table-cell table:style-name="ce55" office:value="None" office:value-type="string"/>
          <table:table-cell table:style-name="ce67" office:value="None" office:value-type="string"/>
          <table:covered-table-cell table:style-name="ce67" table:number-columns-repeated="1"/>
          <table:table-cell office:value="None" office:value-type="string"/>
        </table:table-row>
        <table:table-row table:style-name="6cb23e9cedb5cfe8c9a46253a5b3b2de">
          <table:table-cell office:value="None" office:value-type="string"/>
          <table:table-cell table:style-name="ce11" office:value="None" office:value-type="string"/>
          <table:table-cell table:style-name="ce19" office:value="None" office:value-type="string"/>
          <table:covered-table-cell table:style-name="ce19" table:number-columns-repeated="1"/>
          <table:table-cell table:style-name="ce11" office:value="None" office:value-type="string"/>
          <table:covered-table-cell table:style-name="ce11" table:number-columns-repeated="3"/>
          <table:table-cell table:style-name="ce45" office:value="None" office:value-type="string"/>
          <table:table-cell table:style-name="ce56" office:value="None" office:value-type="string"/>
          <table:table-cell table:style-name="ce65" office:value="None" office:value-type="string"/>
          <table:covered-table-cell table:style-name="ce65" table:number-columns-repeated="1"/>
          <table:table-cell office:value="None" office:value-type="string"/>
        </table:table-row>
        <table:table-row table:style-name="0b80324e6dc654ace5e73f2d70149625">
          <table:table-cell office:value="None" office:value-type="string"/>
          <table:table-cell table:style-name="ce11" office:value="None" office:value-type="string"/>
          <table:table-cell table:style-name="ce19" office:value="None" office:value-type="string"/>
          <table:covered-table-cell table:style-name="ce19" table:number-columns-repeated="1"/>
          <table:table-cell table:style-name="ce11" office:value="None" office:value-type="string"/>
          <table:covered-table-cell table:style-name="ce11" table:number-columns-repeated="3"/>
          <table:table-cell table:style-name="ce45" office:value="None" office:value-type="string"/>
          <table:table-cell table:style-name="ce56" office:value="None" office:value-type="string"/>
          <table:table-cell table:style-name="ce65" office:value="None" office:value-type="string"/>
          <table:covered-table-cell table:style-name="ce65" table:number-columns-repeated="1"/>
          <table:table-cell office:value="None" office:value-type="string"/>
        </table:table-row>
        <table:table-row table:style-name="acc7af3c33f84123e8b0a99655283805">
          <table:table-cell office:value="None" office:value-type="string"/>
          <table:table-cell table:style-name="ce11" office:value="None" office:value-type="string"/>
          <table:table-cell table:style-name="ce19" office:value="None" office:value-type="string"/>
          <table:covered-table-cell table:style-name="ce19" table:number-columns-repeated="1"/>
          <table:table-cell table:style-name="ce11" office:value="None" office:value-type="string"/>
          <table:covered-table-cell table:style-name="ce11" table:number-columns-repeated="3"/>
          <table:table-cell table:style-name="ce45" office:value="None" office:value-type="string"/>
          <table:table-cell table:style-name="ce56" office:value="None" office:value-type="string"/>
          <table:table-cell table:style-name="ce65" office:value="None" office:value-type="string"/>
          <table:covered-table-cell table:style-name="ce65" table:number-columns-repeated="1"/>
          <table:table-cell office:value="None" office:value-type="string"/>
        </table:table-row>
        <table:table-row table:style-name="e4bbe7b825ed9ec249178f8eda9ceda3">
          <table:table-cell office:value="None" office:value-type="string"/>
          <table:table-cell table:style-name="ce11" office:value="None" office:value-type="string"/>
          <table:table-cell table:style-name="ce19" office:value="None" office:value-type="string"/>
          <table:covered-table-cell table:style-name="ce19" table:number-columns-repeated="1"/>
          <table:table-cell table:style-name="ce11" office:value="None" office:value-type="string"/>
          <table:covered-table-cell table:style-name="ce11" table:number-columns-repeated="3"/>
          <table:table-cell table:style-name="ce45" office:value="None" office:value-type="string"/>
          <table:table-cell table:style-name="ce56" office:value="None" office:value-type="string"/>
          <table:table-cell table:style-name="ce65" office:value="None" office:value-type="string"/>
          <table:covered-table-cell table:style-name="ce65" table:number-columns-repeated="1"/>
          <table:table-cell office:value="None" office:value-type="string"/>
        </table:table-row>
        <table:table-row table:style-name="6536fcf72a702e818d64f71baabfedfd">
          <table:table-cell office:value="None" office:value-type="string"/>
          <table:table-cell table:style-name="ce11" office:value="None" office:value-type="string"/>
          <table:table-cell table:style-name="ce19" office:value="None" office:value-type="string"/>
          <table:covered-table-cell table:style-name="ce19" table:number-columns-repeated="1"/>
          <table:table-cell table:style-name="ce11" office:value="None" office:value-type="string"/>
          <table:covered-table-cell table:style-name="ce11" table:number-columns-repeated="3"/>
          <table:table-cell table:style-name="ce45" office:value="None" office:value-type="string"/>
          <table:table-cell table:style-name="ce56" office:value="None" office:value-type="string"/>
          <table:table-cell table:style-name="ce65" office:value="None" office:value-type="string"/>
          <table:covered-table-cell table:style-name="ce65" table:number-columns-repeated="1"/>
          <table:table-cell office:value="None" office:value-type="string"/>
        </table:table-row>
        <table:table-row table:style-name="7576694aa8e1cde7a9346f11bcf42e75">
          <table:table-cell office:value="None" office:value-type="string"/>
          <table:table-cell table:style-name="ce11" office:value="None" office:value-type="string"/>
          <table:table-cell table:style-name="ce19" office:value="None" office:value-type="string"/>
          <table:covered-table-cell table:style-name="ce19" table:number-columns-repeated="1"/>
          <table:table-cell table:style-name="ce11" office:value="None" office:value-type="string"/>
          <table:covered-table-cell table:style-name="ce11" table:number-columns-repeated="3"/>
          <table:table-cell table:style-name="ce45" office:value="None" office:value-type="string"/>
          <table:table-cell table:style-name="ce56" office:value="None" office:value-type="string"/>
          <table:table-cell table:style-name="ce65" office:value="None" office:value-type="string"/>
          <table:covered-table-cell table:style-name="ce65" table:number-columns-repeated="1"/>
          <table:table-cell office:value="None" office:value-type="string"/>
        </table:table-row>
        <table:table-row table:style-name="a82776de984d17db5cd3870525260c03">
          <table:table-cell office:value="None" office:value-type="string"/>
          <table:table-cell table:style-name="ce11" office:value="None" office:value-type="string"/>
          <table:table-cell table:style-name="ce19" office:value="None" office:value-type="string"/>
          <table:covered-table-cell table:style-name="ce19" table:number-columns-repeated="1"/>
          <table:table-cell table:style-name="ce11" office:value="None" office:value-type="string"/>
          <table:covered-table-cell table:style-name="ce11" table:number-columns-repeated="3"/>
          <table:table-cell table:style-name="ce45" office:value="None" office:value-type="string"/>
          <table:table-cell table:style-name="ce56" office:value="None" office:value-type="string"/>
          <table:table-cell table:style-name="ce65" office:value="None" office:value-type="string"/>
          <table:covered-table-cell table:style-name="ce65" table:number-columns-repeated="1"/>
          <table:table-cell office:value="None" office:value-type="string"/>
        </table:table-row>
        <table:table-row table:style-name="ff846b54dd5864bd41994a0d1b142ded">
          <table:table-cell office:value="None" office:value-type="string"/>
          <table:table-cell table:style-name="ce11" office:value="None" office:value-type="string"/>
          <table:table-cell table:style-name="ce19" office:value="None" office:value-type="string"/>
          <table:covered-table-cell table:style-name="ce19" table:number-columns-repeated="1"/>
          <table:table-cell table:style-name="ce11" office:value="None" office:value-type="string"/>
          <table:covered-table-cell table:style-name="ce11" table:number-columns-repeated="3"/>
          <table:table-cell table:style-name="ce45" office:value="None" office:value-type="string"/>
          <table:table-cell table:style-name="ce56" office:value="None" office:value-type="string"/>
          <table:table-cell table:style-name="ce65" office:value="None" office:value-type="string"/>
          <table:covered-table-cell table:style-name="ce65" table:number-columns-repeated="1"/>
          <table:table-cell office:value="None" office:value-type="string"/>
        </table:table-row>
        <table:table-row table:style-name="2e0bb82906e25e4557af187860ae713c">
          <table:table-cell office:value="None" office:value-type="string"/>
          <table:table-cell table:style-name="ce11" office:value="None" office:value-type="string"/>
          <table:table-cell table:style-name="ce19" office:value="None" office:value-type="string"/>
          <table:covered-table-cell table:style-name="ce19" table:number-columns-repeated="1"/>
          <table:table-cell table:style-name="ce11" office:value="None" office:value-type="string"/>
          <table:covered-table-cell table:style-name="ce11" table:number-columns-repeated="3"/>
          <table:table-cell table:style-name="ce45" office:value="None" office:value-type="string"/>
          <table:table-cell table:style-name="ce56" office:value="None" office:value-type="string"/>
          <table:table-cell table:style-name="ce65" office:value="None" office:value-type="string"/>
          <table:covered-table-cell table:style-name="ce65" table:number-columns-repeated="1"/>
          <table:table-cell office:value="None" office:value-type="string"/>
        </table:table-row>
        <table:table-row table:style-name="394de91313f7f0276e5bbb179021be7b">
          <table:table-cell office:value="None" office:value-type="string"/>
          <table:table-cell table:style-name="ce11" office:value="None" office:value-type="string"/>
          <table:table-cell table:style-name="ce19" office:value="None" office:value-type="string"/>
          <table:covered-table-cell table:style-name="ce19" table:number-columns-repeated="1"/>
          <table:table-cell table:style-name="ce11" office:value="None" office:value-type="string"/>
          <table:covered-table-cell table:style-name="ce11" table:number-columns-repeated="3"/>
          <table:table-cell table:style-name="ce45" office:value="None" office:value-type="string"/>
          <table:table-cell table:style-name="ce56" office:value="None" office:value-type="string"/>
          <table:table-cell table:style-name="ce65" office:value="None" office:value-type="string"/>
          <table:covered-table-cell table:style-name="ce65" table:number-columns-repeated="1"/>
          <table:table-cell office:value="None" office:value-type="string"/>
        </table:table-row>
        <table:table-row table:style-name="b45b1078864bfa73df7b22980d6695ff">
          <table:table-cell office:value="None" office:value-type="string"/>
          <table:table-cell table:style-name="ce12" office:value="None" office:value-type="string"/>
          <table:table-cell table:style-name="ce22" office:value="None" office:value-type="string"/>
          <table:covered-table-cell table:style-name="ce22" table:number-columns-repeated="1"/>
          <table:table-cell table:style-name="ce12" office:value="None" office:value-type="string"/>
          <table:covered-table-cell table:style-name="ce12" table:number-columns-repeated="3"/>
          <table:table-cell table:style-name="ce48" office:value="None" office:value-type="string"/>
          <table:table-cell table:style-name="ce57" office:value="None" office:value-type="string"/>
          <table:table-cell table:style-name="ce68" office:value="None" office:value-type="string"/>
          <table:covered-table-cell table:style-name="ce68" table:number-columns-repeated="1"/>
          <table:table-cell office:value="None" office:value-type="string"/>
        </table:table-row>
        <table:table-row table:style-name="046a167fcd3629142dc8b081e76e8481">
          <table:table-cell office:value="None" office:value-type="string"/>
          <table:table-cell table:style-name="ce13" office:value="None" office:value-type="string"/>
          <table:table-cell table:style-name="ce23" office:value="None" office:value-type="string"/>
          <table:covered-table-cell table:style-name="ce23" table:number-columns-repeated="1"/>
          <table:table-cell table:style-name="ce30" office:value="None" office:value-type="string"/>
          <table:covered-table-cell table:style-name="ce30" table:number-columns-repeated="3"/>
          <table:table-cell table:style-name="ce49" office:value="None" office:value-type="string"/>
          <table:table-cell table:style-name="ce58" office:value="None" office:value-type="string"/>
          <table:table-cell table:style-name="ce69" office:value="None" office:value-type="string"/>
          <table:table-cell table:style-name="ce77" office:value="None" office:value-type="string"/>
          <table:table-cell office:value="None" office:value-type="string"/>
        </table:table-row>
        <table:table-row table:style-name="a3ff285d821e740b77ed99ef1f6fadf7">
          <table:table-cell office:value="None" office:value-type="string"/>
        </table:table-row>
        <table:table-row table:style-name="5f3ffce98dd5f5380c3d6bafeab3f1a5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meta>
    <meta:generator>ODFPY/0.9.6</meta:generator>
  </office:meta>
</office:document-meta>
</file>